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pitch="variable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family-generic="swiss" style:font-pitch="variable"/>
    <style:font-face style:name="Helvetica1" svg:font-family="Helvetica" style:font-pitch="variable"/>
    <style:font-face style:name="Helvetica2" svg:font-family="Helvetica" style:font-family-generic="modern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7cm" fo:margin-right="0cm" fo:line-height="103%" fo:text-indent="-0.7cm"/>
    </style:style>
    <style:style style:name="P11" style:family="paragraph">
      <style:paragraph-properties fo:margin-left="0.7cm" fo:margin-right="0cm" fo:line-height="103%" fo:text-indent="-0.7cm">
        <style:tab-stops>
          <style:tab-stop style:position="-0.10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2" style:family="paragraph">
      <style:paragraph-properties fo:margin-left="0.313cm" fo:margin-right="0cm" fo:line-height="100%" fo:text-indent="-0.313cm"/>
    </style:style>
    <style:style style:name="P13" style:family="paragraph">
      <style:paragraph-properties fo:margin-left="0.7cm" fo:margin-right="0cm" fo:line-height="100%" fo:text-indent="-0.55cm"/>
    </style:style>
    <style:style style:name="P14" style:family="paragraph">
      <style:paragraph-properties fo:margin-left="0.313cm" fo:margin-right="0cm" fo:margin-top="0cm" fo:margin-bottom="0.1cm" fo:line-height="100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5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18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19" style:family="paragraph">
      <style:paragraph-properties fo:margin-left="1.24cm" fo:margin-right="0cm" fo:line-height="99%" fo:text-indent="-0.3cm"/>
    </style:style>
    <style:style style:name="P20" style:family="paragraph">
      <style:paragraph-properties fo:margin-left="0.313cm" fo:margin-right="0cm" fo:line-height="99%" fo:text-indent="-0.313cm"/>
    </style:style>
    <style:style style:name="P21" style:family="paragraph">
      <style:paragraph-properties fo:margin-left="0.313cm" fo:margin-right="0cm" fo:line-height="101%" fo:text-indent="-0.313cm"/>
    </style:style>
    <style:style style:name="P22" style:family="paragraph">
      <style:paragraph-properties fo:margin-left="1.24cm" fo:margin-right="0cm" fo:line-height="101%" fo:text-indent="-0.3cm"/>
    </style:style>
    <style:style style:name="P23" style:family="paragraph">
      <style:paragraph-properties fo:margin-left="0.313cm" fo:margin-right="0cm" fo:line-height="102%" fo:text-indent="-0.313cm"/>
    </style:style>
    <style:style style:name="P24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25" style:family="paragraph">
      <style:paragraph-properties fo:margin-left="1.24cm" fo:margin-right="0cm" fo:line-height="103%" fo:text-indent="-0.3cm"/>
    </style:style>
    <style:style style:name="P26" style:family="paragraph">
      <style:paragraph-properties fo:margin-left="0cm" fo:margin-right="0cm" fo:line-height="101%" fo:text-indent="0cm"/>
    </style:style>
    <style:style style:name="P27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1" fo:font-size="18pt" fo:language="en" fo:country="GB" style:font-name-asian="Gothic1" style:font-name-complex="Gothic1"/>
    </style:style>
    <style:style style:name="T2" style:family="text">
      <style:text-properties fo:color="#000000" loext:opacity="100%" style:font-name="Helvetica1" fo:font-size="32pt" fo:language="en" fo:country="GB" style:font-name-asian="Gothic1" style:font-size-asian="32pt" style:font-name-complex="Gothic1" style:font-size-complex="32pt"/>
    </style:style>
    <style:style style:name="T3" style:family="text">
      <style:text-properties style:font-name="Trebuchet MS" fo:font-size="18pt" fo:language="en" fo:country="GB" fo:font-weight="bold" style:font-name-asian="Gothic1" style:font-size-asian="18pt" style:font-name-complex="Gothic1" style:font-size-complex="18pt"/>
    </style:style>
    <style:style style:name="T4" style:family="text">
      <style:text-properties fo:color="#000000" loext:opacity="100%" style:font-name="Helvetica1" fo:font-size="20pt" fo:language="en" fo:country="GB" style:font-name-asian="Gothic1" style:font-size-asian="18pt" style:font-name-complex="Gothic1" style:font-size-complex="18pt"/>
    </style:style>
    <style:style style:name="T5" style:family="text">
      <style:text-properties fo:color="#000000" loext:opacity="100%" style:font-name="Helvetica1" fo:font-size="18pt" fo:language="en" fo:country="GB" style:font-name-asian="Gothic1" style:font-size-asian="18pt" style:font-name-complex="Gothic1" style:font-size-complex="18pt"/>
    </style:style>
    <style:style style:name="T6" style:family="text">
      <style:text-properties fo:color="#000000" loext:opacity="100%" style:font-name="Helvetica1" fo:font-size="14pt" fo:language="en" fo:country="GB" style:font-name-asian="Gothic1" style:font-size-asian="14pt" style:font-name-complex="Gothic1" style:font-size-complex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style:font-name-asian="MS PGothic1" style:font-size-asian="24pt" style:font-style-asian="normal" style:font-weight-asian="normal" style:font-name-complex="Gothic1" style:font-size-complex="24pt" style:font-style-complex="normal" style:font-weight-complex="normal"/>
    </style:style>
    <style:style style:name="T9" style:family="text">
      <style:text-properties style:font-name="Helvetica1" fo:font-size="14pt" fo:language="en" fo:country="GB" style:font-name-asian="Gothic1" style:font-size-asian="14pt" style:font-name-complex="Gothic1" style:font-size-complex="14pt"/>
    </style:style>
    <style:style style:name="T10" style:family="text">
      <style:text-properties style:font-name="Helvetica1" fo:font-size="20pt" fo:language="en" fo:country="GB" style:font-name-asian="Gothic1" style:font-size-asian="18pt" style:font-name-complex="Gothic1" style:font-size-complex="18pt"/>
    </style:style>
    <style:style style:name="T11" style:family="text">
      <style:text-properties fo:color="#000000" loext:opacity="100%" style:font-name="Helvetica1" fo:font-size="20pt" fo:language="en" fo:country="GB" fo:font-weight="bold" style:font-name-asian="Gothic1" style:font-size-asian="18pt" style:font-name-complex="Gothic1" style:font-size-complex="18pt"/>
    </style:style>
    <style:style style:name="T12" style:family="text">
      <style:text-properties fo:color="#000000" loext:opacity="100%" style:font-name="Courier2" fo:font-size="20pt" fo:language="en" fo:country="GB" style:font-name-asian="Gothic1" style:font-size-asian="18pt" style:font-name-complex="Gothic1" style:font-size-complex="18pt"/>
    </style:style>
    <style:style style:name="T13" style:family="text">
      <style:text-properties style:font-name="Courier2" fo:font-size="20pt" fo:language="en" fo:country="GB" style:font-name-asian="Gothic1" style:font-size-asian="18pt" style:font-name-complex="Gothic1" style:font-size-complex="18pt"/>
    </style:style>
    <style:style style:name="T14" style:family="text">
      <style:text-properties fo:color="#000000" loext:opacity="100%" style:font-name="Courier" fo:font-size="20pt" fo:language="en" fo:country="GB" style:font-name-asian="Gothic1" style:font-size-asian="18pt" style:font-name-complex="Gothic1" style:font-size-complex="18pt"/>
    </style:style>
    <style:style style:name="T15" style:family="text">
      <style:text-properties fo:color="#000000" loext:opacity="100%" style:font-name="Courier2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16" style:family="text">
      <style:text-properties fo:color="#000000" loext:opacity="100%" style:font-name="Helvetica1" fo:font-size="20pt" fo:language="en" fo:country="GB" fo:font-style="italic" fo:font-weight="bold" style:font-name-asian="Gothic1" style:font-size-asian="18pt" style:font-style-asian="italic" style:font-name-complex="Gothic1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5" draw:layer="layout" svg:width="22.332cm" svg:height="11.884cm" svg:x="5.386cm" svg:y="4.166cm">
          <draw:text-box>
            <text:list text:style-name="L1">
              <text:list-item>
                <text:p text:style-name="P9"><text:span text:style-name="T4">v</text:span><text:span text:style-name="T4">o</text:span><text:span text:style-name="T4">n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e</text:span><text:span text:style-name="T4">n</text:span><text:span text:style-name="T4"> </text:span><text:span text:style-name="T4">e</text:span><text:span text:style-name="T4">m</text:span><text:span text:style-name="T4">p</text:span><text:span text:style-name="T4">f</text:span><text:span text:style-name="T4">o</text:span><text:span text:style-name="T4">h</text:span><text:span text:style-name="T4">l</text:span><text:span text:style-name="T4">e</text:span><text:span text:style-name="T4">n</text:span></text:p>
                <text:list>
                  <text:list-item>
                    <text:p text:style-name="P10"><text:span text:style-name="T4"><text:s/></text:span><text:span text:style-name="T4">H</text:span><text:span text:style-name="T4">e</text:span><text:span text:style-name="T4">l</text:span><text:span text:style-name="T4">m</text:span><text:span text:style-name="T4">u</text:span><text:span text:style-name="T4">t</text:span><text:span text:style-name="T4"> </text:span><text:span text:style-name="T4">E</text:span><text:span text:style-name="T4">r</text:span><text:span text:style-name="T4">l</text:span><text:span text:style-name="T4">e</text:span><text:span text:style-name="T4">n</text:span><text:span text:style-name="T4">k</text:span><text:span text:style-name="T4">ö</text:span><text:span text:style-name="T4">t</text:span><text:span text:style-name="T4">t</text:span><text:span text:style-name="T4">e</text:span><text:span text:style-name="T4">r</text:span><text:span text:style-name="T4">:</text:span><text:span text:style-name="T4"> </text:span><text:span text:style-name="T4">C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e</text:span><text:span text:style-name="T4">r</text:span><text:span text:style-name="T4">e</text:span><text:span text:style-name="T4">n</text:span><text:span text:style-name="T4"> </text:span><text:span text:style-name="T4">v</text:span><text:span text:style-name="T4">o</text:span><text:span text:style-name="T4">n</text:span><text:span text:style-name="T4"> </text:span><text:span text:style-name="T4">A</text:span><text:span text:style-name="T4">n</text:span><text:span text:style-name="T4">f</text:span><text:span text:style-name="T4">a</text:span><text:span text:style-name="T4">n</text:span><text:span text:style-name="T4">g</text:span><text:span text:style-name="T4"> </text:span><text:span text:style-name="T4">a</text:span><text:span text:style-name="T4">n</text:span></text:p>
                  </text:list-item>
                  <text:list-item>
                    <text:p text:style-name="P11"><text:span text:style-name="T4"><text:s/></text:span><text:span text:style-name="T4">“</text:span><text:span text:style-name="T4">A</text:span><text:span text:style-name="T4">N</text:span><text:span text:style-name="T4">S</text:span><text:span text:style-name="T4">I</text:span><text:span text:style-name="T4"> </text:span><text:span text:style-name="T4">C</text:span><text:span text:style-name="T4"> </text:span><text:span text:style-name="T4">f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</text:span><text:span text:style-name="T4">s</text:span><text:span text:style-name="T4"> </text:span><text:span text:style-name="T4">o</text:span><text:span text:style-name="T4">n</text:span><text:span text:style-name="T4"> </text:span><text:span text:style-name="T4">U</text:span><text:span text:style-name="T4">N</text:span><text:span text:style-name="T4">I</text:span><text:span text:style-name="T4">X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”</text:span><text:span text:style-name="T4">,</text:span><text:span text:style-name="T5"><text:line-break/></text:span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-</text:span><text:span text:style-name="T6">h</text:span><text:span text:style-name="T6">.</text:span><text:span text:style-name="T6">e</text:span><text:span text:style-name="T6">n</text:span><text:span text:style-name="T6">g</text:span><text:span text:style-name="T6">.</text:span><text:span text:style-name="T6">c</text:span><text:span text:style-name="T6">a</text:span><text:span text:style-name="T6">m</text:span><text:span text:style-name="T6">.</text:span><text:span text:style-name="T6">a</text:span><text:span text:style-name="T6">c</text:span><text:span text:style-name="T6">.</text:span><text:span text:style-name="T6">u</text:span><text:span text:style-name="T6">k</text:span><text:span text:style-name="T6">/</text:span><text:span text:style-name="T6">h</text:span><text:span text:style-name="T6">e</text:span><text:span text:style-name="T6">l</text:span><text:span text:style-name="T6">p</text:span><text:span text:style-name="T6">/</text:span><text:span text:style-name="T6">t</text:span><text:span text:style-name="T6">p</text:span><text:span text:style-name="T6">l</text:span><text:span text:style-name="T6">/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/</text:span><text:span text:style-name="T6">C</text:span><text:span text:style-name="T6">/</text:span><text:span text:style-name="T6">t</text:span><text:span text:style-name="T6">e</text:span><text:span text:style-name="T6">a</text:span><text:span text:style-name="T6">c</text:span><text:span text:style-name="T6">h</text:span><text:span text:style-name="T6">i</text:span><text:span text:style-name="T6">n</text:span><text:span text:style-name="T6">g</text:span><text:span text:style-name="T6">_</text:span><text:span text:style-name="T6">C</text:span><text:span text:style-name="T6">/</text:span></text:p>
                  </text:list-item>
                </text:list>
              </text:list-item>
            </text:list>
            <text:p text:style-name="P12"/>
            <text:list text:continue-numbering="true" text:style-name="L1">
              <text:list-item>
                <text:p text:style-name="P12"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w</text:span><text:span text:style-name="T4">e</text:span><text:span text:style-name="T4">r</text:span><text:span text:style-name="T4">k</text:span><text:span text:style-name="T4">:</text:span></text:p>
                <text:list>
                  <text:list-item>
                    <text:p text:style-name="P13"><text:span text:style-name="T4"><text:s/></text:span><text:span text:style-name="T4">W</text:span><text:span text:style-name="T4">.</text:span><text:span text:style-name="T4"> </text:span><text:span text:style-name="T4">K</text:span><text:span text:style-name="T4">e</text:span><text:span text:style-name="T4">r</text:span><text:span text:style-name="T4">n</text:span><text:span text:style-name="T4">i</text:span><text:span text:style-name="T4">g</text:span><text:span text:style-name="T4">h</text:span><text:span text:style-name="T4">a</text:span><text:span text:style-name="T4">n</text:span><text:span text:style-name="T4">,</text:span><text:span text:style-name="T4"> </text:span><text:span text:style-name="T4">D</text:span><text:span text:style-name="T4">e</text:span><text:span text:style-name="T4">n</text:span><text:span text:style-name="T4">n</text:span><text:span text:style-name="T4">i</text:span><text:span text:style-name="T4">s</text:span><text:span text:style-name="T4"> </text:span><text:span text:style-name="T4">M</text:span><text:span text:style-name="T4">.</text:span><text:span text:style-name="T4"> </text:span><text:span text:style-name="T4">R</text:span><text:span text:style-name="T4">i</text:span><text:span text:style-name="T4">t</text:span><text:span text:style-name="T4">c</text:span><text:span text:style-name="T4">h</text:span><text:span text:style-name="T4">i</text:span><text:span text:style-name="T4">e</text:span><text:span text:style-name="T4">: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/text:p>
                  </text:list-item>
                  <text:list-item>
                    <text:p text:style-name="P13"><text:span text:style-name="T4"><text:s/></text:span><text:span text:style-name="T4">a</text:span><text:span text:style-name="T4">u</text:span><text:span text:style-name="T4">f</text:span><text:span text:style-name="T4"> </text:span><text:span text:style-name="T4">D</text:span><text:span text:style-name="T4">e</text:span><text:span text:style-name="T4">u</text:span><text:span text:style-name="T4">t</text:span><text:span text:style-name="T4">s</text:span><text:span text:style-name="T4">c</text:span><text:span text:style-name="T4">h</text:span><text:span text:style-name="T4">: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e</text:span><text:span text:style-name="T4">r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C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1">
              <text:list-item>
                <text:p text:style-name="P14"><text:span text:style-name="T7">C</text:span><text:span text:style-name="T7"> </text:span><text:span text:style-name="T7">C</text:span><text:span text:style-name="T7">r</text:span><text:span text:style-name="T7">a</text:span><text:span text:style-name="T7">s</text:span><text:span text:style-name="T7">h</text:span><text:span text:style-name="T7">k</text:span><text:span text:style-name="T7">u</text:span><text:span text:style-name="T7">r</text:span><text:span text:style-name="T7">s</text:span><text:span text:style-name="T7">:</text:span><text:span text:style-name="T7">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e</text:span><text:span text:style-name="T8">r</text:span><text:span text:style-name="T8"> </text:span><text:span text:style-name="T8">S</text:span><text:span text:style-name="T8">t</text:span><text:span text:style-name="T8">o</text:span><text:span text:style-name="T8">f</text:span><text:span text:style-name="T8">f</text:span><text:span text:style-name="T8">:</text:span><text:span text:style-name="T8">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/</text:span><text:span text:style-name="T8">0</text:span><text:span text:style-name="T8">5</text:span><text:span text:style-name="T8">-</text:span><text:span text:style-name="T8">1</text:span><text:span text:style-name="T8">_</text:span><text:span text:style-name="T8">C</text:span><text:span text:style-name="T8">.</text:span><text:span text:style-name="T8">p</text:span><text:span text:style-name="T8">d</text:span><text:span text:style-name="T8">f</text:span></text:p>
                <text:p text:style-name="P14"><text:span text:style-name="T4"/></text:p>
              </text:list-item>
            </text:list>
            <text:p text:style-name="P12"><text:span text:style-name="T4">D</text:span><text:span text:style-name="T4">a</text:span><text:span text:style-name="T4">s</text:span><text:span text:style-name="T4"> </text:span><text:span text:style-name="T4">B</text:span><text:span text:style-name="T4">u</text:span><text:span text:style-name="T4">c</text:span><text:span text:style-name="T4">h</text:span><text:span text:style-name="T4"> </text:span><text:span text:style-name="T4">“</text:span><text:span text:style-name="T4">G</text:span><text:span text:style-name="T4">r</text:span><text:span text:style-name="T4">u</text:span><text:span text:style-name="T4">n</text:span><text:span text:style-name="T4">d</text:span><text:span text:style-name="T4">l</text:span><text:span text:style-name="T4">a</text:span><text:span text:style-name="T4">g</text:span><text:span text:style-name="T4">e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k</text:span><text:span text:style-name="T4">”</text:span><text:span text:style-name="T4"> </text:span><text:span text:style-name="T4">h</text:span><text:span text:style-name="T4">a</text:span><text:span text:style-name="T4">t</text:span><text:span text:style-name="T4"> </text:span><text:span text:style-name="T4">a</text:span><text:span text:style-name="T4">u</text:span><text:span text:style-name="T4">c</text:span><text:span text:style-name="T4">h</text:span><text:span text:style-name="T4"> </text:span><text:span text:style-name="T4">e</text:span><text:span text:style-name="T4">i</text:span><text:span text:style-name="T4">n</text:span><text:span text:style-name="T4">e</text:span><text:span text:style-name="T4">n</text:span><text:span text:style-name="T4"> </text:span><text:span text:style-name="T4">C</text:span><text:span text:style-name="T4"> </text:span><text:span text:style-name="T4">A</text:span><text:span text:style-name="T4">b</text:span><text:span text:style-name="T4">s</text:span><text:span text:style-name="T4">c</text:span><text:span text:style-name="T4">h</text:span><text:span text:style-name="T4">n</text:span><text:span text:style-name="T4">i</text:span><text:span text:style-name="T4">t</text:span><text:span text:style-name="T4">t</text:span><text:span text:style-name="T4">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7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Stackmodell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Parameterübergabe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Rückgabewert auf Stack</text:span></text:p>
              </text:list-item>
            </text:list>
            <text:p text:style-name="P12"><text:span text:style-name="T4"/></text:p>
            <text:list text:continue-numbering="true" text:style-name="L1">
              <text:list-item>
                <text:p text:style-name="P12"><text:span text:style-name="T4">Rücksprungadresse auch auf Stack!</text:span></text:p>
              </text:list-item>
            </text:list>
            <text:p text:style-name="P12"><text:span text:style-name="T10"/></text:p>
            <text:list text:continue-numbering="true" text:style-name="L1">
              <text:list-item>
                <text:p text:style-name="P12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8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24" draw:layer="layout" svg:width="22.332cm" svg:height="15.638cm" svg:x="5.386cm" svg:y="4.166cm">
          <draw:text-box>
            <text:p text:style-name="P9"><text:span text:style-name="T11">gcc</text:span></text:p>
            <text:p text:style-name="P9"><text:span text:style-name="T4"><text:s/></text:span><text:span text:style-name="T4">C Compiler</text:span></text:p>
            <text:p text:style-name="P9"><text:span text:style-name="T4"><text:s/></text:span><text:span text:style-name="T4">ruft automatisch Linker auf</text:span></text:p>
            <text:p text:style-name="P9"><text:span text:style-name="T4"/></text:p>
            <text:p text:style-name="P19"><text:span text:style-name="T12">$ ls</text:span></text:p>
            <text:p text:style-name="P19"><text:span text:style-name="T12">prog.c</text:span></text:p>
            <text:p text:style-name="P19"><text:span text:style-name="T12">$ gcc prog.c</text:span></text:p>
            <text:p text:style-name="P19"><text:span text:style-name="T12">$ ls</text:span></text:p>
            <text:p text:style-name="P19"><text:span text:style-name="T12">prog.c <text:s text:c="3"/>a.out</text:span></text:p>
            <text:p text:style-name="P19"><text:span text:style-name="T12">$ ./a.out</text:span></text:p>
            <text:p text:style-name="P19"><text:span text:style-name="T12">[compiliertes prog.c wird ausgeführt]</text:span></text:p>
            <text:p text:style-name="P20"><text:span text:style-name="T13"/></text:p>
            <text:p text:style-name="P9"><text:span text:style-name="T4">mehr Info:</text:span></text:p>
            <text:p text:style-name="P21"><text:span text:style-name="T12"/></text:p>
            <text:p text:style-name="P22"><text:span text:style-name="T12">$ man gcc</text:span></text:p>
            <text:p text:style-name="P22"><text:span text:style-name="T12">$ info gcc</text:span></text:p>
            <text:p text:style-name="P23"><text:span text:style-name="T12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24" draw:layer="layout" svg:width="22.332cm" svg:height="15.842cm" svg:x="5.386cm" svg:y="4.166cm">
          <draw:text-box>
            <text:p text:style-name="P9"><text:span text:style-name="T11">make</text:span></text:p>
            <text:p text:style-name="P9"><text:span text:style-name="T4"><text:s/></text:span><text:span text:style-name="T4">automatisches Erstellen von Programmen (und anderem)</text:span></text:p>
            <text:p text:style-name="P9"><text:span text:style-name="T4"><text:s/></text:span><text:span text:style-name="T4">verwendet die Datei '</text:span><text:span text:style-name="T14">Makefile</text:span><text:span text:style-name="T4">'</text:span></text:p>
            <text:p text:style-name="P9"><text:span text:style-name="T4"/></text:p>
            <text:p text:style-name="P19"><text:span text:style-name="T12">$ cat Makefile</text:span></text:p>
            <text:p text:style-name="P19"><text:span text:style-name="T12">prog: prog.c</text:span></text:p>
            <text:p text:style-name="P19"><text:span text:style-name="T12"><text:s text:c="3"/></text:span><text:span text:style-name="T12">gcc prog.c -o prog</text:span></text:p>
            <text:p text:style-name="P19"><text:span text:style-name="T12">$ make</text:span></text:p>
            <text:p text:style-name="P19"><text:span text:style-name="T12">[ Compilation beginnt, “</text:span><text:span text:style-name="T15">prog</text:span><text:span text:style-name="T12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27" draw:layer="layout" svg:width="22.332cm" svg:height="15.842cm" svg:x="5.386cm" svg:y="4.166cm">
          <draw:text-box>
            <text:p text:style-name="P25"><text:span text:style-name="T12">prog: prog.c</text:span></text:p>
            <text:p text:style-name="P19"><text:span text:style-name="T12"><text:s text:c="3"/></text:span><text:span text:style-name="T12">gcc prog.c -o prog</text:span></text:p>
            <text:p text:style-name="P20"><text:span text:style-name="T4"/></text:p>
            <text:list text:style-name="L1">
              <text:list-item>
                <text:p text:style-name="P26"><text:span text:style-name="T15">prog</text:span><text:span text:style-name="T4"> ist ein Ziel bzw. eine Datei</text:span></text:p>
              </text:list-item>
              <text:list-item>
                <text:p text:style-name="P26"><text:span text:style-name="T4">die Erstellung von </text:span><text:span text:style-name="T15">prog</text:span><text:span text:style-name="T4"> hängt vom Vorhandensein von </text:span><text:span text:style-name="T15">prog.c</text:span><text:span text:style-name="T4"> ab</text:span></text:p>
              </text:list-item>
              <text:list-item>
                <text:p text:style-name="P26"><text:span text:style-name="T4">das heisst auch, dass </text:span><text:span text:style-name="T15">prog</text:span><text:span text:style-name="T4"> neu erstellt werden muss, sobald sich </text:span><text:span text:style-name="T15">prog.c</text:span><text:span text:style-name="T4"> ändert</text:span></text:p>
              </text:list-item>
              <text:list-item>
                <text:p text:style-name="P26"><text:span text:style-name="T4">das Rezept, um </text:span><text:span text:style-name="T15">prog</text:span><text:span text:style-name="T4"> zu erstellen folgt in der nächsten Zeile und ist eine Shell Anweisung</text:span></text:p>
              </text:list-item>
              <text:list-item>
                <text:p text:style-name="P26"><text:span text:style-name="T4">die Rezept Zeile </text:span><text:span text:style-name="T16">muss</text:span><text:span text:style-name="T11"> </text:span><text:span text:style-name="T4">zwingend mit einem Tabulator anfangen</text:span></text:p>
              </text:list-item>
              <text:list-item>
                <text:p text:style-name="P26"><text:span text:style-name="T4">im obigen Rezept sieht man, dass der Compiler das Programm namens </text:span><text:span text:style-name="T15">prog</text:span><text:span text:style-name="T4"> erstellt - somit ist das Ziel erreicht.</text:span></text:p>
              </text:list-item>
            </text:list>
            <text:p text:style-name="P21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9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pitch="variable"/>
    <style:font-face style:name="Gothic" svg:font-family="Gothic" style:font-family-generic="modern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family-generic="swiss" style:font-pitch="variable"/>
    <style:font-face style:name="Helvetica1" svg:font-family="Helvetica" style:font-pitch="variable"/>
    <style:font-face style:name="Helvetica2" svg:font-family="Helvetica" style:font-family-generic="modern" style:font-pitch="variable"/>
    <style:font-face style:name="Liberation Sans" svg:font-family="'Liberation Sans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4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urier2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loext:color-lum-mod="100%" loext:color-lum-off="0%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Gothic1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loext:color-lum-mod="100%" loext:color-lum-off="0%" style:text-outline="false" style:text-line-through-style="none" style:text-line-through-type="none" style:text-position="0% 100%" style:font-name="Trebuchet MS" fo:font-family="'Trebuchet MS'" style:font-pitch="variable" fo:font-size="35.9000015258789pt" fo:font-style="normal" fo:text-shadow="none" style:text-underline-style="none" fo:font-weight="normal" style:font-name-asian="Gothic1" style:font-family-asian="Gothic" style:font-pitch-asian="variable" style:font-size-asian="36pt" style:font-style-asian="normal" style:font-weight-asian="normal" style:font-name-complex="Gothic1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outline1">
      <style:graphic-properties fo:min-height="11.02cm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text-style-name="MP2" draw:layer="backgroundobjects" svg:width="23.654cm" svg:height="11.02cm" svg:x="3.034cm" svg:y="6.2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3" draw:layer="backgroundobjects" svg:width="19.04cm" svg:height="27.09cm" svg:x="0cm" svg:y="0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37cm" svg:height="27.085cm" svg:x="0cm" svg:y="0cm" draw:corner-radius="0.004cm">
          <text:p/>
        </draw:rect>
        <draw:rect draw:style-name="Mgr3" draw:text-style-name="MP3" draw:layer="backgroundobjects" svg:width="19.032cm" svg:height="27.08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4cm" svg:height="27.071cm" svg:x="0cm" svg:y="0cm" draw:corner-radius="0.004cm">
          <text:p/>
        </draw:rect>
        <draw:rect draw:style-name="Mgr3" draw:text-style-name="MP3" draw:layer="backgroundobjects" svg:width="19.019cm" svg:height="27.067cm" svg:x="0cm" svg:y="0cm" draw:corner-radius="0.004cm">
          <text:p/>
        </draw:rect>
        <draw:rect draw:style-name="Mgr3" draw:text-style-name="MP3" draw:layer="backgroundobjects" svg:width="19.015cm" svg:height="27.062cm" svg:x="0cm" svg:y="0cm" draw:corner-radius="0.004cm">
          <text:p/>
        </draw:rect>
        <draw:rect draw:style-name="Mgr3" draw:text-style-name="MP3" draw:layer="backgroundobjects" svg:width="19.01cm" svg:height="27.058cm" svg:x="0cm" svg:y="0cm" draw:corner-radius="0.004cm">
          <text:p/>
        </draw:rect>
        <draw:rect draw:style-name="Mgr3" draw:text-style-name="MP3" draw:layer="backgroundobjects" svg:width="19.006cm" svg:height="27.054cm" svg:x="0cm" svg:y="0cm" draw:corner-radius="0.004cm">
          <text:p/>
        </draw:rect>
        <draw:rect draw:style-name="Mgr3" draw:text-style-name="MP3" draw:layer="backgroundobjects" svg:width="19.001cm" svg:height="27.049cm" svg:x="0cm" svg:y="0cm" draw:corner-radius="0.004cm">
          <text:p/>
        </draw:rect>
        <draw:rect draw:style-name="Mgr3" draw:text-style-name="MP3" draw:layer="backgroundobjects" svg:width="18.997cm" svg:height="27.045cm" svg:x="0cm" svg:y="0cm" draw:corner-radius="0.004cm">
          <text:p/>
        </draw:rect>
        <draw:rect draw:style-name="Mgr3" draw:text-style-name="MP3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meta:creation-date>2004-10-26T11:58:04</meta:creation-date>
    <dc:date>2023-03-21T14:43:14.253478037</dc:date>
    <meta:print-date>2004-10-26T11:58:04</meta:print-date>
    <dc:language>en-US</dc:language>
    <meta:editing-cycles>43</meta:editing-cycles>
    <meta:editing-duration>P10DT13H43M21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